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</table:table-row>
        <table:table-row table:style-name="ro2">
          <table:table-cell/>
          <table:table-cell table:style-name="ce4" office:value-type="date" office:date-value="2021-10-12" calcext:value-type="date">
            <text:p>12.10.2021</text:p>
          </table:table-cell>
          <table:table-cell table:style-name="ce18" office:value-type="float" office:value="314" calcext:value-type="float">
            <text:p>314</text:p>
          </table:table-cell>
          <table:table-cell table:style-name="ce18" table:formula="of:= [.D72] + [.C73]" office:value-type="float" office:value="1707131" calcext:value-type="float">
            <text:p>1 707 131</text:p>
          </table:table-cell>
          <table:table-cell table:style-name="ce18"/>
          <table:table-cell table:style-name="ce23" office:value-type="float" office:value="25" calcext:value-type="float">
            <text:p>25</text:p>
          </table:table-cell>
          <table:table-cell table:style-name="ce25" table:formula="of:= [.G72] + [.F73]" office:value-type="float" office:value="82661" calcext:value-type="float">
            <text:p>82 661</text:p>
          </table:table-cell>
          <table:table-cell table:style-name="ce25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9.7837837837838" calcext:value-type="float">
            <text:p>49,78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/>
          <table:table-cell table:formula="of:= [.D73] + [.C74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3] + [.F74]" office:value-type="float" office:value="82661" calcext:value-type="float">
            <text:p>82 661</text:p>
          </table:table-cell>
          <table:table-cell table:style-name="ce5"/>
          <table:table-cell table:formula="of:= [.I73] + [.H74]" office:value-type="float" office:value="437500" calcext:value-type="float">
            <text:p>437 500</text:p>
          </table:table-cell>
          <table:table-cell table:formula="of:= [.H74] / [.F74]" office:value-type="string" office:string-value="" calcext:value-type="error">
            <text:p>#DIV/0!</text:p>
          </table:table-cell>
          <table:table-cell table:formula="of:= SUM([.H73:.H75]) / SUM([.F73:.F75])" office:value-type="float" office:value="38.88" calcext:value-type="float">
            <text:p>38,88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4] + [.F75]" office:value-type="float" office:value="82661" calcext:value-type="float">
            <text:p>82 661</text:p>
          </table:table-cell>
          <table:table-cell table:style-name="ce5"/>
          <table:table-cell table:formula="of:= [.I74] + [.H75]" office:value-type="float" office:value="437500" calcext:value-type="float">
            <text:p>437 500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5] + [.F76]" office:value-type="float" office:value="82661" calcext:value-type="float">
            <text:p>82 661</text:p>
          </table:table-cell>
          <table:table-cell table:style-name="ce5"/>
          <table:table-cell table:formula="of:= [.I75] + [.H76]" office:value-type="float" office:value="437500" calcext:value-type="float">
            <text:p>437 500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6] + [.F77]" office:value-type="float" office:value="82661" calcext:value-type="float">
            <text:p>82 661</text:p>
          </table:table-cell>
          <table:table-cell table:style-name="ce5"/>
          <table:table-cell table:formula="of:= [.I76] + [.H77]" office:value-type="float" office:value="437500" calcext:value-type="float">
            <text:p>437 500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7] + [.F78]" office:value-type="float" office:value="82661" calcext:value-type="float">
            <text:p>82 661</text:p>
          </table:table-cell>
          <table:table-cell table:style-name="ce5"/>
          <table:table-cell table:formula="of:= [.I77] + [.H78]" office:value-type="float" office:value="437500" calcext:value-type="float">
            <text:p>437 500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8] + [.F79]" office:value-type="float" office:value="82661" calcext:value-type="float">
            <text:p>82 661</text:p>
          </table:table-cell>
          <table:table-cell table:style-name="ce5"/>
          <table:table-cell table:formula="of:= [.I78] + [.H79]" office:value-type="float" office:value="437500" calcext:value-type="float">
            <text:p>437 500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79] + [.F80]" office:value-type="float" office:value="82661" calcext:value-type="float">
            <text:p>82 661</text:p>
          </table:table-cell>
          <table:table-cell table:style-name="ce5"/>
          <table:table-cell table:formula="of:= [.I79] + [.H80]" office:value-type="float" office:value="437500" calcext:value-type="float">
            <text:p>437 500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0] + [.F81]" office:value-type="float" office:value="82661" calcext:value-type="float">
            <text:p>82 661</text:p>
          </table:table-cell>
          <table:table-cell table:style-name="ce5"/>
          <table:table-cell table:formula="of:= [.I80] + [.H81]" office:value-type="float" office:value="437500" calcext:value-type="float">
            <text:p>437 500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1] + [.F82]" office:value-type="float" office:value="82661" calcext:value-type="float">
            <text:p>82 661</text:p>
          </table:table-cell>
          <table:table-cell table:style-name="ce5"/>
          <table:table-cell table:formula="of:= [.I81] + [.H82]" office:value-type="float" office:value="437500" calcext:value-type="float">
            <text:p>437 500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2] + [.F83]" office:value-type="float" office:value="82661" calcext:value-type="float">
            <text:p>82 661</text:p>
          </table:table-cell>
          <table:table-cell table:style-name="ce5"/>
          <table:table-cell table:formula="of:= [.I82] + [.H83]" office:value-type="float" office:value="437500" calcext:value-type="float">
            <text:p>437 500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3] + [.F84]" office:value-type="float" office:value="82661" calcext:value-type="float">
            <text:p>82 661</text:p>
          </table:table-cell>
          <table:table-cell table:style-name="ce5"/>
          <table:table-cell table:formula="of:= [.I83] + [.H84]" office:value-type="float" office:value="437500" calcext:value-type="float">
            <text:p>437 500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4] + [.F85]" office:value-type="float" office:value="82661" calcext:value-type="float">
            <text:p>82 661</text:p>
          </table:table-cell>
          <table:table-cell table:style-name="ce5"/>
          <table:table-cell table:formula="of:= [.I84] + [.H85]" office:value-type="float" office:value="437500" calcext:value-type="float">
            <text:p>437 500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5] + [.F86]" office:value-type="float" office:value="82661" calcext:value-type="float">
            <text:p>82 661</text:p>
          </table:table-cell>
          <table:table-cell table:style-name="ce5"/>
          <table:table-cell table:formula="of:= [.I85] + [.H86]" office:value-type="float" office:value="437500" calcext:value-type="float">
            <text:p>437 500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6] + [.F87]" office:value-type="float" office:value="82661" calcext:value-type="float">
            <text:p>82 661</text:p>
          </table:table-cell>
          <table:table-cell table:style-name="ce5"/>
          <table:table-cell table:formula="of:= [.I86] + [.H87]" office:value-type="float" office:value="437500" calcext:value-type="float">
            <text:p>437 500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7] + [.F88]" office:value-type="float" office:value="82661" calcext:value-type="float">
            <text:p>82 661</text:p>
          </table:table-cell>
          <table:table-cell table:style-name="ce5"/>
          <table:table-cell table:formula="of:= [.I87] + [.H88]" office:value-type="float" office:value="437500" calcext:value-type="float">
            <text:p>437 500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8] + [.F89]" office:value-type="float" office:value="82661" calcext:value-type="float">
            <text:p>82 661</text:p>
          </table:table-cell>
          <table:table-cell table:style-name="ce5"/>
          <table:table-cell table:formula="of:= [.I88] + [.H89]" office:value-type="float" office:value="437500" calcext:value-type="float">
            <text:p>437 500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89] + [.F90]" office:value-type="float" office:value="82661" calcext:value-type="float">
            <text:p>82 661</text:p>
          </table:table-cell>
          <table:table-cell table:style-name="ce5"/>
          <table:table-cell table:formula="of:= [.I89] + [.H90]" office:value-type="float" office:value="437500" calcext:value-type="float">
            <text:p>437 500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90] + [.F91]" office:value-type="float" office:value="82661" calcext:value-type="float">
            <text:p>82 661</text:p>
          </table:table-cell>
          <table:table-cell table:style-name="ce5"/>
          <table:table-cell table:formula="of:= [.I90] + [.H91]" office:value-type="float" office:value="437500" calcext:value-type="float">
            <text:p>437 500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7131" calcext:value-type="float">
            <text:p>1 707 131</text:p>
          </table:table-cell>
          <table:table-cell/>
          <table:table-cell table:style-name="ce9"/>
          <table:table-cell table:style-name="ce5" table:formula="of:= [.G91] + [.F92]" office:value-type="float" office:value="82661" calcext:value-type="float">
            <text:p>82 661</text:p>
          </table:table-cell>
          <table:table-cell table:style-name="ce5"/>
          <table:table-cell table:formula="of:= [.I91] + [.H92]" office:value-type="float" office:value="437500" calcext:value-type="float">
            <text:p>437 500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3T17:38:24.281749984</dc:date>
    <dc:creator>Tomáš Metelka</dc:creator>
    <meta:editing-duration>P44DT7H14M6S</meta:editing-duration>
    <meta:editing-cycles>65</meta:editing-cycles>
    <meta:generator>LibreOffice/6.0.7.3$Linux_X86_64 LibreOffice_project/00m0$Build-3</meta:generator>
    <meta:document-statistic meta:table-count="1" meta:cell-count="678" meta:object-count="0"/>
  </office:meta>
</office:document-meta>
</file>